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salesperson</text:h>
      <table:table table:name="salesperson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S_no</text:p>
          </table:table-cell>
          <table:table-cell office:value-type="string">
            <text:p>int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it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omm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alesperson</text:h>
      <table:table table:name="salesperson_structure">
        <table:table-column table:number-columns-repeated="2"/>
        <table:table-row>
          <table:table-cell office:value-type="string">
            <text:p>S_name</text:p>
          </table:table-cell>
          <table:table-cell office:value-type="string">
            <text:p>City</text:p>
          </table:table-cell>
        </table:table-row>
        <table:table-row>
          <table:table-cell office:value-type="string">
            <text:p>Peel</text:p>
          </table:table-cell>
          <table:table-cell office:value-type="string">
            <text:p>London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9T09:47:08+01:00</meta:creation-date>
  </office:meta>
</office:document-meta>
</file>